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356cm"/>
        </style:tab-stops>
      </style:paragraph-properties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>
        <style:tab-stops>
          <style:tab-stop style:position="3.069cm"/>
        </style:tab-stops>
      </style:paragraph-properties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etietokanta – Toteutusdokumentti</text:h>
      <text:p text:style-name="Text_20_body"/>
      <text:h text:style-name="Heading_20_2" text:outline-level="2">Johdanto</text:h>
      <text:p text:style-name="Text_20_body"><text:tab/>Esittele mahdolliset lisärajoitukset, muuten sama kuin suunnitteludokumentissa</text:p>
      <text:h text:style-name="Heading_20_2" text:outline-level="2">Ohjelmiston yleisrakenne</text:h>
      <text:p text:style-name="Text_20_body"><text:tab/>Kuvaa mistä komponenteista koostuu ja miten liittyvät toisiinsa. </text:p>
      <text:p text:style-name="Text_20_body"><text:tab/>rakennekaavio</text:p>
      <text:h text:style-name="Heading_20_2" text:outline-level="2">Järjestelmän komponentit</text:h>
      <text:p text:style-name="Text_20_body"><text:tab/>Kuvaa jokainen komponentti, esittele html sivut, esittele ohjelmaluokat</text:p>
      <text:p text:style-name="Text_20_body"/>
      <text:p text:style-name="Standard"><text:span text:style-name="T1">SQL CREATE </text:span></text:p>
      <text:p text:style-name="P1"><text:span text:style-name="T1">kide_dbinit.sql</text:span></text:p>
      <text:p text:style-name="P2"/>
      <text:p text:style-name="P2"/>
      <text:p text:style-name="Standard">HTML SIVUT<text:line-break/></text:p>
      <text:p text:style-name="Standard"><text:span text:style-name="T1">csv-generator.html</text:span></text:p>
      <text:p text:style-name="P3">Palvelun pääsivu. <text:s/>Sisältää lomakkeen josta voidaan valita haettavien kiteiden ominaisuudet. <text:s/>Rest painike palauttaa kaikki kentät vakioarvoihinsa. Submit painike käynnistää csvgen.php scriptin lomakkeen tietoja käyttäen. </text:p>
      <text:p text:style-name="P3"/>
      <text:p text:style-name="P3"/>
      <text:p text:style-name="Standard">login.html</text:p>
      <text:p text:style-name="Standard">Sisältää kaksi kenttää, käyttäjätunnuksen ja salasanan. Jos nämä ovat oikein, login painike johtaa csv-generator.html sivulle. </text:p>
      <text:p text:style-name="Standard"/>
      <text:p text:style-name="Standard">manual_classification.html</text:p>
      <text:p text:style-name="Standard"/>
      <text:p text:style-name="Standard"/>
      <text:p text:style-name="Standard"/>
      <text:p text:style-name="Standard">PHP SC<text:span text:style-name="T1">RIPTIT</text:span></text:p>
      <text:p text:style-name="Standard"><text:span text:style-name="T1">yhteys.php</text:span></text:p>
      <text:p text:style-name="Standard">Luo yhteyden tietokantaan PDO:lla. Jos kirjautuminen epäonnistuu scripti kirjoitaa PDO error login tiedostoon PODErrors.txt. </text:p>
      <text:p text:style-name="Standard"/>
      <text:p text:style-name="Standard"><text:span text:style-name="T1">csvgen.php</text:span></text:p>
      <text:p text:style-name="P2"/>
      <text:p text:style-name="Standard">Luo SQL kyselyn csv-generator.html sivun lomakkeen mukaisesti. Suorittaa tämän haun tietokannasta ja luon <text:s/>csv tiedoston. </text:p>
      <text:p text:style-name="Standard"><text:span text:style-name="T1">csvLataaja.php</text:span></text:p>
      <text:p text:style-name="Standard">Lukee csv tiedoston ja lataa sen txt formaatissa. </text:p>
      <text:p text:style-name="Standard"/>
      <text:p text:style-name="Standard"><text:span text:style-name="T1">index.php</text:span></text:p>
      <text:p text:style-name="P2"/>
      <text:p text:style-name="Standard"><text:soft-page-break/><text:span text:style-name="T1">manual_class.php</text:span></text:p>
      <text:p text:style-name="Text_20_body"/>
      <text:p text:style-name="Text_20_body"/>
      <text:h text:style-name="Heading_20_1" text:outline-level="1">Asennustiedot</text:h>
      <text:p text:style-name="Text_20_body"><text:tab/>Kerro miten sovellus on asennettu ja miten sen voi asentaa uuteen ympäristöön.</text:p>
      <text:h text:style-name="Heading_20_1" text:outline-level="1">Käynnistys ja käyttöohje</text:h>
      <text:h text:style-name="Heading_20_1" text:outline-level="1">Liitteet</text:h>
      <text:p text:style-name="Text_20_body"><text:tab/>Suunnitteludokumentti, sourc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Ylhainen</meta:initial-creator>
    <meta:creation-date>2012-10-09T14:04:38</meta:creation-date>
    <dc:date>2012-11-12T12:10:05</dc:date>
    <dc:creator>Vesa Ylhainen</dc:creator>
    <meta:editing-duration>PT8M2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0" meta:word-count="142" meta:character-count="1285" meta:non-whitespace-character-count="1277"/>
  </office:meta>
</office:document-meta>
</file>